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12.0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_SITUACAO</text:p>
          </table:table-cell>
          <table:table-cell office:value-type="string" calcext:value-type="string">
            <text:p>Situacao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bre</text:p>
          </table:table-cell>
          <table:table-cell table:formula="of:=CONCATENATE(&quot;INSERT INTO DB_ESPERANCA_VIVA.SITUACAO VALUES (&quot;;[.A2];&quot;,&quot; ;&quot;'&quot;; ;[.B2]; ;&quot;'&quot;; &quot;);&quot;)" office:value-type="string" office:string-value="INSERT INTO DB_ESPERANCA_VIVA.SITUACAO VALUES (1,'Febre');" calcext:value-type="string">
            <text:p>INSERT INTO DB_ESPERANCA_VIVA.SITUACAO VALUES (1,'Febre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arreia</text:p>
          </table:table-cell>
          <table:table-cell table:formula="of:=CONCATENATE(&quot;INSERT INTO DB_ESPERANCA_VIVA.SITUACAO VALUES (&quot;;[.A3];&quot;,&quot; ;&quot;'&quot;; ;[.B3]; ;&quot;'&quot;; &quot;);&quot;)" office:value-type="string" office:string-value="INSERT INTO DB_ESPERANCA_VIVA.SITUACAO VALUES (2,'Diarreia');" calcext:value-type="string">
            <text:p>INSERT INTO DB_ESPERANCA_VIVA.SITUACAO VALUES (2,'Diarreia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ômito</text:p>
          </table:table-cell>
          <table:table-cell table:formula="of:=CONCATENATE(&quot;INSERT INTO DB_ESPERANCA_VIVA.SITUACAO VALUES (&quot;;[.A4];&quot;,&quot; ;&quot;'&quot;; ;[.B4]; ;&quot;'&quot;; &quot;);&quot;)" office:value-type="string" office:string-value="INSERT INTO DB_ESPERANCA_VIVA.SITUACAO VALUES (3,'Vômito');" calcext:value-type="string">
            <text:p>INSERT INTO DB_ESPERANCA_VIVA.SITUACAO VALUES (3,'Vômito');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erda de peso</text:p>
          </table:table-cell>
          <table:table-cell table:formula="of:=CONCATENATE(&quot;INSERT INTO DB_ESPERANCA_VIVA.SITUACAO VALUES (&quot;;[.A5];&quot;,&quot; ;&quot;'&quot;; ;[.B5]; ;&quot;'&quot;; &quot;);&quot;)" office:value-type="string" office:string-value="INSERT INTO DB_ESPERANCA_VIVA.SITUACAO VALUES (4,'Perda de peso');" calcext:value-type="string">
            <text:p>INSERT INTO DB_ESPERANCA_VIVA.SITUACAO VALUES (4,'Perda de peso');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sidratação</text:p>
          </table:table-cell>
          <table:table-cell table:formula="of:=CONCATENATE(&quot;INSERT INTO DB_ESPERANCA_VIVA.SITUACAO VALUES (&quot;;[.A6];&quot;,&quot; ;&quot;'&quot;; ;[.B6]; ;&quot;'&quot;; &quot;);&quot;)" office:value-type="string" office:string-value="INSERT INTO DB_ESPERANCA_VIVA.SITUACAO VALUES (5,'Desidratação');" calcext:value-type="string">
            <text:p>INSERT INTO DB_ESPERANCA_VIVA.SITUACAO VALUES (5,'Desidratação');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ificuldade para respirar</text:p>
          </table:table-cell>
          <table:table-cell table:formula="of:=CONCATENATE(&quot;INSERT INTO DB_ESPERANCA_VIVA.SITUACAO VALUES (&quot;;[.A7];&quot;,&quot; ;&quot;'&quot;; ;[.B7]; ;&quot;'&quot;; &quot;);&quot;)" office:value-type="string" office:string-value="INSERT INTO DB_ESPERANCA_VIVA.SITUACAO VALUES (6,'Dificuldade para respirar');" calcext:value-type="string">
            <text:p>INSERT INTO DB_ESPERANCA_VIVA.SITUACAO VALUES (6,'Dificuldade para respirar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sse</text:p>
          </table:table-cell>
          <table:table-cell table:formula="of:=CONCATENATE(&quot;INSERT INTO DB_ESPERANCA_VIVA.SITUACAO VALUES (&quot;;[.A8];&quot;,&quot; ;&quot;'&quot;; ;[.B8]; ;&quot;'&quot;; &quot;);&quot;)" office:value-type="string" office:string-value="INSERT INTO DB_ESPERANCA_VIVA.SITUACAO VALUES (7,'Tosse');" calcext:value-type="string">
            <text:p>INSERT INTO DB_ESPERANCA_VIVA.SITUACAO VALUES (7,'Tosse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saço</text:p>
          </table:table-cell>
          <table:table-cell table:formula="of:=CONCATENATE(&quot;INSERT INTO DB_ESPERANCA_VIVA.SITUACAO VALUES (&quot;;[.A9];&quot;,&quot; ;&quot;'&quot;; ;[.B9]; ;&quot;'&quot;; &quot;);&quot;)" office:value-type="string" office:string-value="INSERT INTO DB_ESPERANCA_VIVA.SITUACAO VALUES (8,'Cansaço');" calcext:value-type="string">
            <text:p>INSERT INTO DB_ESPERANCA_VIVA.SITUACAO VALUES (8,'Cansaço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res</text:p>
          </table:table-cell>
          <table:table-cell table:formula="of:=CONCATENATE(&quot;INSERT INTO DB_ESPERANCA_VIVA.SITUACAO VALUES (&quot;;[.A10];&quot;,&quot; ;&quot;'&quot;; ;[.B10]; ;&quot;'&quot;; &quot;);&quot;)" office:value-type="string" office:string-value="INSERT INTO DB_ESPERANCA_VIVA.SITUACAO VALUES (9,'Dores');" calcext:value-type="string">
            <text:p>INSERT INTO DB_ESPERANCA_VIVA.SITUACAO VALUES (9,'Dores');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túrbios respiratórios</text:p>
          </table:table-cell>
          <table:table-cell table:formula="of:=CONCATENATE(&quot;INSERT INTO DB_ESPERANCA_VIVA.SITUACAO VALUES (&quot;;[.A11];&quot;,&quot; ;&quot;'&quot;; ;[.B11]; ;&quot;'&quot;; &quot;);&quot;)" office:value-type="string" office:string-value="INSERT INTO DB_ESPERANCA_VIVA.SITUACAO VALUES (10,'Distúrbios respiratórios');" calcext:value-type="string">
            <text:p>INSERT INTO DB_ESPERANCA_VIVA.SITUACAO VALUES (10,'Distúrbios respiratórios');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norexia</text:p>
          </table:table-cell>
          <table:table-cell table:formula="of:=CONCATENATE(&quot;INSERT INTO DB_ESPERANCA_VIVA.SITUACAO VALUES (&quot;;[.A12];&quot;,&quot; ;&quot;'&quot;; ;[.B12]; ;&quot;'&quot;; &quot;);&quot;)" office:value-type="string" office:string-value="INSERT INTO DB_ESPERANCA_VIVA.SITUACAO VALUES (11,'Anorexia');" calcext:value-type="string">
            <text:p>INSERT INTO DB_ESPERANCA_VIVA.SITUACAO VALUES (11,'Anorexia');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Inchaço na perna</text:p>
          </table:table-cell>
          <table:table-cell table:formula="of:=CONCATENATE(&quot;INSERT INTO DB_ESPERANCA_VIVA.SITUACAO VALUES (&quot;;[.A13];&quot;,&quot; ;&quot;'&quot;; ;[.B13]; ;&quot;'&quot;; &quot;);&quot;)" office:value-type="string" office:string-value="INSERT INTO DB_ESPERANCA_VIVA.SITUACAO VALUES (12,'Inchaço na perna');" calcext:value-type="string">
            <text:p>INSERT INTO DB_ESPERANCA_VIVA.SITUACAO VALUES (12,'Inchaço na perna');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alta de apetite</text:p>
          </table:table-cell>
          <table:table-cell table:formula="of:=CONCATENATE(&quot;INSERT INTO DB_ESPERANCA_VIVA.SITUACAO VALUES (&quot;;[.A14];&quot;,&quot; ;&quot;'&quot;; ;[.B14]; ;&quot;'&quot;; &quot;);&quot;)" office:value-type="string" office:string-value="INSERT INTO DB_ESPERANCA_VIVA.SITUACAO VALUES (13,'Falta de apetite');" calcext:value-type="string">
            <text:p>INSERT INTO DB_ESPERANCA_VIVA.SITUACAO VALUES (13,'Falta de apetite');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Espirros</text:p>
          </table:table-cell>
          <table:table-cell table:formula="of:=CONCATENATE(&quot;INSERT INTO DB_ESPERANCA_VIVA.SITUACAO VALUES (&quot;;[.A15];&quot;,&quot; ;&quot;'&quot;; ;[.B15]; ;&quot;'&quot;; &quot;);&quot;)" office:value-type="string" office:string-value="INSERT INTO DB_ESPERANCA_VIVA.SITUACAO VALUES (14,'Espirros');" calcext:value-type="string">
            <text:p>INSERT INTO DB_ESPERANCA_VIVA.SITUACAO VALUES (14,'Espirros');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au hálito</text:p>
          </table:table-cell>
          <table:table-cell table:formula="of:=CONCATENATE(&quot;INSERT INTO DB_ESPERANCA_VIVA.SITUACAO VALUES (&quot;;[.A16];&quot;,&quot; ;&quot;'&quot;; ;[.B16]; ;&quot;'&quot;; &quot;);&quot;)" office:value-type="string" office:string-value="INSERT INTO DB_ESPERANCA_VIVA.SITUACAO VALUES (15,'Mau hálito');" calcext:value-type="string">
            <text:p>INSERT INTO DB_ESPERANCA_VIVA.SITUACAO VALUES (15,'Mau hálito');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Olho azul</text:p>
          </table:table-cell>
          <table:table-cell table:formula="of:=CONCATENATE(&quot;INSERT INTO DB_ESPERANCA_VIVA.SITUACAO VALUES (&quot;;[.A17];&quot;,&quot; ;&quot;'&quot;; ;[.B17]; ;&quot;'&quot;; &quot;);&quot;)" office:value-type="string" office:string-value="INSERT INTO DB_ESPERANCA_VIVA.SITUACAO VALUES (16,'Olho azul');" calcext:value-type="string">
            <text:p>INSERT INTO DB_ESPERANCA_VIVA.SITUACAO VALUES (16,'Olho azul');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Fezes escuras</text:p>
          </table:table-cell>
          <table:table-cell table:formula="of:=CONCATENATE(&quot;INSERT INTO DB_ESPERANCA_VIVA.SITUACAO VALUES (&quot;;[.A18];&quot;,&quot; ;&quot;'&quot;; ;[.B18]; ;&quot;'&quot;; &quot;);&quot;)" office:value-type="string" office:string-value="INSERT INTO DB_ESPERANCA_VIVA.SITUACAO VALUES (17,'Fezes escuras');" calcext:value-type="string">
            <text:p>INSERT INTO DB_ESPERANCA_VIVA.SITUACAO VALUES (17,'Fezes escuras');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ificuldade para caminhar</text:p>
          </table:table-cell>
          <table:table-cell table:formula="of:=CONCATENATE(&quot;INSERT INTO DB_ESPERANCA_VIVA.SITUACAO VALUES (&quot;;[.A19];&quot;,&quot; ;&quot;'&quot;; ;[.B19]; ;&quot;'&quot;; &quot;);&quot;)" office:value-type="string" office:string-value="INSERT INTO DB_ESPERANCA_VIVA.SITUACAO VALUES (18,'Dificuldade para caminhar');" calcext:value-type="string">
            <text:p>INSERT INTO DB_ESPERANCA_VIVA.SITUACAO VALUES (18,'Dificuldade para caminhar');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Fraqueza nas patas traseiras</text:p>
          </table:table-cell>
          <table:table-cell table:formula="of:=CONCATENATE(&quot;INSERT INTO DB_ESPERANCA_VIVA.SITUACAO VALUES (&quot;;[.A20];&quot;,&quot; ;&quot;'&quot;; ;[.B20]; ;&quot;'&quot;; &quot;);&quot;)" office:value-type="string" office:string-value="INSERT INTO DB_ESPERANCA_VIVA.SITUACAO VALUES (19,'Fraqueza nas patas traseiras');" calcext:value-type="string">
            <text:p>INSERT INTO DB_ESPERANCA_VIVA.SITUACAO VALUES (19,'Fraqueza nas patas traseiras');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Ossos quebrados</text:p>
          </table:table-cell>
          <table:table-cell table:formula="of:=CONCATENATE(&quot;INSERT INTO DB_ESPERANCA_VIVA.SITUACAO VALUES (&quot;;[.A21];&quot;,&quot; ;&quot;'&quot;; ;[.B21]; ;&quot;'&quot;; &quot;);&quot;)" office:value-type="string" office:string-value="INSERT INTO DB_ESPERANCA_VIVA.SITUACAO VALUES (20,'Ossos quebrados');" calcext:value-type="string">
            <text:p>INSERT INTO DB_ESPERANCA_VIVA.SITUACAO VALUES (20,'Ossos quebrados');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Dentes soltos</text:p>
          </table:table-cell>
          <table:table-cell table:formula="of:=CONCATENATE(&quot;INSERT INTO DB_ESPERANCA_VIVA.SITUACAO VALUES (&quot;;[.A22];&quot;,&quot; ;&quot;'&quot;; ;[.B22]; ;&quot;'&quot;; &quot;);&quot;)" office:value-type="string" office:string-value="INSERT INTO DB_ESPERANCA_VIVA.SITUACAO VALUES (21,'Dentes soltos');" calcext:value-type="string">
            <text:p>INSERT INTO DB_ESPERANCA_VIVA.SITUACAO VALUES (21,'Dentes soltos');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Frequência cardíaca rápida</text:p>
          </table:table-cell>
          <table:table-cell table:formula="of:=CONCATENATE(&quot;INSERT INTO DB_ESPERANCA_VIVA.SITUACAO VALUES (&quot;;[.A23];&quot;,&quot; ;&quot;'&quot;; ;[.B23]; ;&quot;'&quot;; &quot;);&quot;)" office:value-type="string" office:string-value="INSERT INTO DB_ESPERANCA_VIVA.SITUACAO VALUES (22,'Frequência cardíaca rápida');" calcext:value-type="string">
            <text:p>INSERT INTO DB_ESPERANCA_VIVA.SITUACAO VALUES (22,'Frequência cardíaca rápida');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Queda de pelo</text:p>
          </table:table-cell>
          <table:table-cell table:formula="of:=CONCATENATE(&quot;INSERT INTO DB_ESPERANCA_VIVA.SITUACAO VALUES (&quot;;[.A24];&quot;,&quot; ;&quot;'&quot;; ;[.B24]; ;&quot;'&quot;; &quot;);&quot;)" office:value-type="string" office:string-value="INSERT INTO DB_ESPERANCA_VIVA.SITUACAO VALUES (23,'Queda de pelo');" calcext:value-type="string">
            <text:p>INSERT INTO DB_ESPERANCA_VIVA.SITUACAO VALUES (23,'Queda de pelo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igidez</text:p>
          </table:table-cell>
          <table:table-cell table:formula="of:=CONCATENATE(&quot;INSERT INTO DB_ESPERANCA_VIVA.SITUACAO VALUES (&quot;;[.A25];&quot;,&quot; ;&quot;'&quot;; ;[.B25]; ;&quot;'&quot;; &quot;);&quot;)" office:value-type="string" office:string-value="INSERT INTO DB_ESPERANCA_VIVA.SITUACAO VALUES (24,'Rigidez');" calcext:value-type="string">
            <text:p>INSERT INTO DB_ESPERANCA_VIVA.SITUACAO VALUES (24,'Rigidez');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ulso fraco</text:p>
          </table:table-cell>
          <table:table-cell table:formula="of:=CONCATENATE(&quot;INSERT INTO DB_ESPERANCA_VIVA.SITUACAO VALUES (&quot;;[.A26];&quot;,&quot; ;&quot;'&quot;; ;[.B26]; ;&quot;'&quot;; &quot;);&quot;)" office:value-type="string" office:string-value="INSERT INTO DB_ESPERANCA_VIVA.SITUACAO VALUES (25,'Pulso fraco');" calcext:value-type="string">
            <text:p>INSERT INTO DB_ESPERANCA_VIVA.SITUACAO VALUES (25,'Pulso fraco');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Olho inflamado</text:p>
          </table:table-cell>
          <table:table-cell table:formula="of:=CONCATENATE(&quot;INSERT INTO DB_ESPERANCA_VIVA.SITUACAO VALUES (&quot;;[.A27];&quot;,&quot; ;&quot;'&quot;; ;[.B27]; ;&quot;'&quot;; &quot;);&quot;)" office:value-type="string" office:string-value="INSERT INTO DB_ESPERANCA_VIVA.SITUACAO VALUES (26,'Olho inflamado');" calcext:value-type="string">
            <text:p>INSERT INTO DB_ESPERANCA_VIVA.SITUACAO VALUES (26,'Olho inflamado');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Fezes aquosas</text:p>
          </table:table-cell>
          <table:table-cell table:formula="of:=CONCATENATE(&quot;INSERT INTO DB_ESPERANCA_VIVA.SITUACAO VALUES (&quot;;[.A28];&quot;,&quot; ;&quot;'&quot;; ;[.B28]; ;&quot;'&quot;; &quot;);&quot;)" office:value-type="string" office:string-value="INSERT INTO DB_ESPERANCA_VIVA.SITUACAO VALUES (27,'Fezes aquosas');" calcext:value-type="string">
            <text:p>INSERT INTO DB_ESPERANCA_VIVA.SITUACAO VALUES (27,'Fezes aquosas');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Depressão</text:p>
          </table:table-cell>
          <table:table-cell table:formula="of:=CONCATENATE(&quot;INSERT INTO DB_ESPERANCA_VIVA.SITUACAO VALUES (&quot;;[.A29];&quot;,&quot; ;&quot;'&quot;; ;[.B29]; ;&quot;'&quot;; &quot;);&quot;)" office:value-type="string" office:string-value="INSERT INTO DB_ESPERANCA_VIVA.SITUACAO VALUES (28,'Depressão');" calcext:value-type="string">
            <text:p>INSERT INTO DB_ESPERANCA_VIVA.SITUACAO VALUES (28,'Depressão');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parência ruim do pelo</text:p>
          </table:table-cell>
          <table:table-cell table:formula="of:=CONCATENATE(&quot;INSERT INTO DB_ESPERANCA_VIVA.SITUACAO VALUES (&quot;;[.A30];&quot;,&quot; ;&quot;'&quot;; ;[.B30]; ;&quot;'&quot;; &quot;);&quot;)" office:value-type="string" office:string-value="INSERT INTO DB_ESPERANCA_VIVA.SITUACAO VALUES (29,'Aparência ruim do pelo');" calcext:value-type="string">
            <text:p>INSERT INTO DB_ESPERANCA_VIVA.SITUACAO VALUES (29,'Aparência ruim do pelo');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Fraqueza grave e depressão</text:p>
          </table:table-cell>
          <table:table-cell table:formula="of:=CONCATENATE(&quot;INSERT INTO DB_ESPERANCA_VIVA.SITUACAO VALUES (&quot;;[.A31];&quot;,&quot; ;&quot;'&quot;; ;[.B31]; ;&quot;'&quot;; &quot;);&quot;)" office:value-type="string" office:string-value="INSERT INTO DB_ESPERANCA_VIVA.SITUACAO VALUES (30,'Fraqueza grave e depressão');" calcext:value-type="string">
            <text:p>INSERT INTO DB_ESPERANCA_VIVA.SITUACAO VALUES (30,'Fraqueza grave e depressão');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angramentos no nariz</text:p>
          </table:table-cell>
          <table:table-cell table:formula="of:=CONCATENATE(&quot;INSERT INTO DB_ESPERANCA_VIVA.SITUACAO VALUES (&quot;;[.A32];&quot;,&quot; ;&quot;'&quot;; ;[.B32]; ;&quot;'&quot;; &quot;);&quot;)" office:value-type="string" office:string-value="INSERT INTO DB_ESPERANCA_VIVA.SITUACAO VALUES (31,'Sangramentos no nariz');" calcext:value-type="string">
            <text:p>INSERT INTO DB_ESPERANCA_VIVA.SITUACAO VALUES (31,'Sangramentos no nariz');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Alterações nos olhos e pele</text:p>
          </table:table-cell>
          <table:table-cell table:formula="of:=CONCATENATE(&quot;INSERT INTO DB_ESPERANCA_VIVA.SITUACAO VALUES (&quot;;[.A33];&quot;,&quot; ;&quot;'&quot;; ;[.B33]; ;&quot;'&quot;; &quot;);&quot;)" office:value-type="string" office:string-value="INSERT INTO DB_ESPERANCA_VIVA.SITUACAO VALUES (32,'Alterações nos olhos e pele');" calcext:value-type="string">
            <text:p>INSERT INTO DB_ESPERANCA_VIVA.SITUACAO VALUES (32,'Alterações nos olhos e pele');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Inchaço nas articulações</text:p>
          </table:table-cell>
          <table:table-cell table:formula="of:=CONCATENATE(&quot;INSERT INTO DB_ESPERANCA_VIVA.SITUACAO VALUES (&quot;;[.A34];&quot;,&quot; ;&quot;'&quot;; ;[.B34]; ;&quot;'&quot;; &quot;);&quot;)" office:value-type="string" office:string-value="INSERT INTO DB_ESPERANCA_VIVA.SITUACAO VALUES (33,'Inchaço nas articulações');" calcext:value-type="string">
            <text:p>INSERT INTO DB_ESPERANCA_VIVA.SITUACAO VALUES (33,'Inchaço nas articulações');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Falta de pigmentação</text:p>
          </table:table-cell>
          <table:table-cell table:formula="of:=CONCATENATE(&quot;INSERT INTO DB_ESPERANCA_VIVA.SITUACAO VALUES (&quot;;[.A35];&quot;,&quot; ;&quot;'&quot;; ;[.B35]; ;&quot;'&quot;; &quot;);&quot;)" office:value-type="string" office:string-value="INSERT INTO DB_ESPERANCA_VIVA.SITUACAO VALUES (34,'Falta de pigmentação');" calcext:value-type="string">
            <text:p>INSERT INTO DB_ESPERANCA_VIVA.SITUACAO VALUES (34,'Falta de pigmentação');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ele escurecida</text:p>
          </table:table-cell>
          <table:table-cell table:formula="of:=CONCATENATE(&quot;INSERT INTO DB_ESPERANCA_VIVA.SITUACAO VALUES (&quot;;[.A36];&quot;,&quot; ;&quot;'&quot;; ;[.B36]; ;&quot;'&quot;; &quot;);&quot;)" office:value-type="string" office:string-value="INSERT INTO DB_ESPERANCA_VIVA.SITUACAO VALUES (35,'Pele escurecida');" calcext:value-type="string">
            <text:p>INSERT INTO DB_ESPERANCA_VIVA.SITUACAO VALUES (35,'Pele escurecida');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Respiração ruidosa</text:p>
          </table:table-cell>
          <table:table-cell table:formula="of:=CONCATENATE(&quot;INSERT INTO DB_ESPERANCA_VIVA.SITUACAO VALUES (&quot;;[.A37];&quot;,&quot; ;&quot;'&quot;; ;[.B37]; ;&quot;'&quot;; &quot;);&quot;)" office:value-type="string" office:string-value="INSERT INTO DB_ESPERANCA_VIVA.SITUACAO VALUES (36,'Respiração ruidosa');" calcext:value-type="string">
            <text:p>INSERT INTO DB_ESPERANCA_VIVA.SITUACAO VALUES (36,'Respiração ruidosa');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Lesões na pele</text:p>
          </table:table-cell>
          <table:table-cell table:formula="of:=CONCATENATE(&quot;INSERT INTO DB_ESPERANCA_VIVA.SITUACAO VALUES (&quot;;[.A38];&quot;,&quot; ;&quot;'&quot;; ;[.B38]; ;&quot;'&quot;; &quot;);&quot;)" office:value-type="string" office:string-value="INSERT INTO DB_ESPERANCA_VIVA.SITUACAO VALUES (37,'Lesões na pele');" calcext:value-type="string">
            <text:p>INSERT INTO DB_ESPERANCA_VIVA.SITUACAO VALUES (37,'Lesões na pele');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Crostas na pele</text:p>
          </table:table-cell>
          <table:table-cell table:formula="of:=CONCATENATE(&quot;INSERT INTO DB_ESPERANCA_VIVA.SITUACAO VALUES (&quot;;[.A39];&quot;,&quot; ;&quot;'&quot;; ;[.B39]; ;&quot;'&quot;; &quot;);&quot;)" office:value-type="string" office:string-value="INSERT INTO DB_ESPERANCA_VIVA.SITUACAO VALUES (38,'Crostas na pele');" calcext:value-type="string">
            <text:p>INSERT INTO DB_ESPERANCA_VIVA.SITUACAO VALUES (38,'Crostas na pele');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Reação alérgica</text:p>
          </table:table-cell>
          <table:table-cell table:formula="of:=CONCATENATE(&quot;INSERT INTO DB_ESPERANCA_VIVA.SITUACAO VALUES (&quot;;[.A40];&quot;,&quot; ;&quot;'&quot;; ;[.B40]; ;&quot;'&quot;; &quot;);&quot;)" office:value-type="string" office:string-value="INSERT INTO DB_ESPERANCA_VIVA.SITUACAO VALUES (39,'Reação alérgica');" calcext:value-type="string">
            <text:p>INSERT INTO DB_ESPERANCA_VIVA.SITUACAO VALUES (39,'Reação alérgica');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erda de apetite</text:p>
          </table:table-cell>
          <table:table-cell table:formula="of:=CONCATENATE(&quot;INSERT INTO DB_ESPERANCA_VIVA.SITUACAO VALUES (&quot;;[.A41];&quot;,&quot; ;&quot;'&quot;; ;[.B41]; ;&quot;'&quot;; &quot;);&quot;)" office:value-type="string" office:string-value="INSERT INTO DB_ESPERANCA_VIVA.SITUACAO VALUES (40,'Perda de apetite');" calcext:value-type="string">
            <text:p>INSERT INTO DB_ESPERANCA_VIVA.SITUACAO VALUES (40,'Perda de apetite');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Dor muscular</text:p>
          </table:table-cell>
          <table:table-cell table:formula="of:=CONCATENATE(&quot;INSERT INTO DB_ESPERANCA_VIVA.SITUACAO VALUES (&quot;;[.A42];&quot;,&quot; ;&quot;'&quot;; ;[.B42]; ;&quot;'&quot;; &quot;);&quot;)" office:value-type="string" office:string-value="INSERT INTO DB_ESPERANCA_VIVA.SITUACAO VALUES (41,'Dor muscular');" calcext:value-type="string">
            <text:p>INSERT INTO DB_ESPERANCA_VIVA.SITUACAO VALUES (41,'Dor muscular');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ongestão</text:p>
          </table:table-cell>
          <table:table-cell table:formula="of:=CONCATENATE(&quot;INSERT INTO DB_ESPERANCA_VIVA.SITUACAO VALUES (&quot;;[.A43];&quot;,&quot; ;&quot;'&quot;; ;[.B43]; ;&quot;'&quot;; &quot;);&quot;)" office:value-type="string" office:string-value="INSERT INTO DB_ESPERANCA_VIVA.SITUACAO VALUES (42,'Congestão');" calcext:value-type="string">
            <text:p>INSERT INTO DB_ESPERANCA_VIVA.SITUACAO VALUES (42,'Congestão');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Urina com sangue</text:p>
          </table:table-cell>
          <table:table-cell table:formula="of:=CONCATENATE(&quot;INSERT INTO DB_ESPERANCA_VIVA.SITUACAO VALUES (&quot;;[.A44];&quot;,&quot; ;&quot;'&quot;; ;[.B44]; ;&quot;'&quot;; &quot;);&quot;)" office:value-type="string" office:string-value="INSERT INTO DB_ESPERANCA_VIVA.SITUACAO VALUES (43,'Urina com sangue');" calcext:value-type="string">
            <text:p>INSERT INTO DB_ESPERANCA_VIVA.SITUACAO VALUES (43,'Urina com sangue');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ecreções no nariz</text:p>
          </table:table-cell>
          <table:table-cell table:formula="of:=CONCATENATE(&quot;INSERT INTO DB_ESPERANCA_VIVA.SITUACAO VALUES (&quot;;[.A45];&quot;,&quot; ;&quot;'&quot;; ;[.B45]; ;&quot;'&quot;; &quot;);&quot;)" office:value-type="string" office:string-value="INSERT INTO DB_ESPERANCA_VIVA.SITUACAO VALUES (44,'Secreções no nariz');" calcext:value-type="string">
            <text:p>INSERT INTO DB_ESPERANCA_VIVA.SITUACAO VALUES (44,'Secreções no nariz');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Convulsões</text:p>
          </table:table-cell>
          <table:table-cell table:formula="of:=CONCATENATE(&quot;INSERT INTO DB_ESPERANCA_VIVA.SITUACAO VALUES (&quot;;[.A46];&quot;,&quot; ;&quot;'&quot;; ;[.B46]; ;&quot;'&quot;; &quot;);&quot;)" office:value-type="string" office:string-value="INSERT INTO DB_ESPERANCA_VIVA.SITUACAO VALUES (45,'Convulsões');" calcext:value-type="string">
            <text:p>INSERT INTO DB_ESPERANCA_VIVA.SITUACAO VALUES (45,'Convulsões');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Nódulos</text:p>
          </table:table-cell>
          <table:table-cell table:formula="of:=CONCATENATE(&quot;INSERT INTO DB_ESPERANCA_VIVA.SITUACAO VALUES (&quot;;[.A47];&quot;,&quot; ;&quot;'&quot;; ;[.B47]; ;&quot;'&quot;; &quot;);&quot;)" office:value-type="string" office:string-value="INSERT INTO DB_ESPERANCA_VIVA.SITUACAO VALUES (46,'Nódulos');" calcext:value-type="string">
            <text:p>INSERT INTO DB_ESPERANCA_VIVA.SITUACAO VALUES (46,'Nódulos');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Crostas no nariz</text:p>
          </table:table-cell>
          <table:table-cell table:formula="of:=CONCATENATE(&quot;INSERT INTO DB_ESPERANCA_VIVA.SITUACAO VALUES (&quot;;[.A48];&quot;,&quot; ;&quot;'&quot;; ;[.B48]; ;&quot;'&quot;; &quot;);&quot;)" office:value-type="string" office:string-value="INSERT INTO DB_ESPERANCA_VIVA.SITUACAO VALUES (47,'Crostas no nariz');" calcext:value-type="string">
            <text:p>INSERT INTO DB_ESPERANCA_VIVA.SITUACAO VALUES (47,'Crostas no nariz');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Vômitos periódicos</text:p>
          </table:table-cell>
          <table:table-cell table:formula="of:=CONCATENATE(&quot;INSERT INTO DB_ESPERANCA_VIVA.SITUACAO VALUES (&quot;;[.A49];&quot;,&quot; ;&quot;'&quot;; ;[.B49]; ;&quot;'&quot;; &quot;);&quot;)" office:value-type="string" office:string-value="INSERT INTO DB_ESPERANCA_VIVA.SITUACAO VALUES (48,'Vômitos periódicos');" calcext:value-type="string">
            <text:p>INSERT INTO DB_ESPERANCA_VIVA.SITUACAO VALUES (48,'Vômitos periódicos');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Amarelecimento dos olhos</text:p>
          </table:table-cell>
          <table:table-cell table:formula="of:=CONCATENATE(&quot;INSERT INTO DB_ESPERANCA_VIVA.SITUACAO VALUES (&quot;;[.A50];&quot;,&quot; ;&quot;'&quot;; ;[.B50]; ;&quot;'&quot;; &quot;);&quot;)" office:value-type="string" office:string-value="INSERT INTO DB_ESPERANCA_VIVA.SITUACAO VALUES (49,'Amarelecimento dos olhos');" calcext:value-type="string">
            <text:p>INSERT INTO DB_ESPERANCA_VIVA.SITUACAO VALUES (49,'Amarelecimento dos olhos'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nemia</text:p>
          </table:table-cell>
          <table:table-cell table:formula="of:=CONCATENATE(&quot;INSERT INTO DB_ESPERANCA_VIVA.SITUACAO VALUES (&quot;;[.A51];&quot;,&quot; ;&quot;'&quot;; ;[.B51]; ;&quot;'&quot;; &quot;);&quot;)" office:value-type="string" office:string-value="INSERT INTO DB_ESPERANCA_VIVA.SITUACAO VALUES (50,'Anemia');" calcext:value-type="string">
            <text:p>INSERT INTO DB_ESPERANCA_VIVA.SITUACAO VALUES (50,'Anemia');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Arranhões</text:p>
          </table:table-cell>
          <table:table-cell table:formula="of:=CONCATENATE(&quot;INSERT INTO DB_ESPERANCA_VIVA.SITUACAO VALUES (&quot;;[.A52];&quot;,&quot; ;&quot;'&quot;; ;[.B52]; ;&quot;'&quot;; &quot;);&quot;)" office:value-type="string" office:string-value="INSERT INTO DB_ESPERANCA_VIVA.SITUACAO VALUES (51,'Arranhões');" calcext:value-type="string">
            <text:p>INSERT INTO DB_ESPERANCA_VIVA.SITUACAO VALUES (51,'Arranhões');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Corrimento ocular</text:p>
          </table:table-cell>
          <table:table-cell table:formula="of:=CONCATENATE(&quot;INSERT INTO DB_ESPERANCA_VIVA.SITUACAO VALUES (&quot;;[.A53];&quot;,&quot; ;&quot;'&quot;; ;[.B53]; ;&quot;'&quot;; &quot;);&quot;)" office:value-type="string" office:string-value="INSERT INTO DB_ESPERANCA_VIVA.SITUACAO VALUES (52,'Corrimento ocular');" calcext:value-type="string">
            <text:p>INSERT INTO DB_ESPERANCA_VIVA.SITUACAO VALUES (52,'Corrimento ocular');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Inchaço das orelhas</text:p>
          </table:table-cell>
          <table:table-cell table:formula="of:=CONCATENATE(&quot;INSERT INTO DB_ESPERANCA_VIVA.SITUACAO VALUES (&quot;;[.A54];&quot;,&quot; ;&quot;'&quot;; ;[.B54]; ;&quot;'&quot;; &quot;);&quot;)" office:value-type="string" office:string-value="INSERT INTO DB_ESPERANCA_VIVA.SITUACAO VALUES (53,'Inchaço das orelhas');" calcext:value-type="string">
            <text:p>INSERT INTO DB_ESPERANCA_VIVA.SITUACAO VALUES (53,'Inchaço das orelhas');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Dor nas pernas</text:p>
          </table:table-cell>
          <table:table-cell table:formula="of:=CONCATENATE(&quot;INSERT INTO DB_ESPERANCA_VIVA.SITUACAO VALUES (&quot;;[.A55];&quot;,&quot; ;&quot;'&quot;; ;[.B55]; ;&quot;'&quot;; &quot;);&quot;)" office:value-type="string" office:string-value="INSERT INTO DB_ESPERANCA_VIVA.SITUACAO VALUES (54,'Dor nas pernas');" calcext:value-type="string">
            <text:p>INSERT INTO DB_ESPERANCA_VIVA.SITUACAO VALUES (54,'Dor nas pernas');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roblemas neurológicos</text:p>
          </table:table-cell>
          <table:table-cell table:formula="of:=CONCATENATE(&quot;INSERT INTO DB_ESPERANCA_VIVA.SITUACAO VALUES (&quot;;[.A56];&quot;,&quot; ;&quot;'&quot;; ;[.B56]; ;&quot;'&quot;; &quot;);&quot;)" office:value-type="string" office:string-value="INSERT INTO DB_ESPERANCA_VIVA.SITUACAO VALUES (55,'Problemas neurológicos');" calcext:value-type="string">
            <text:p>INSERT INTO DB_ESPERANCA_VIVA.SITUACAO VALUES (55,'Problemas neurológicos');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Tremores</text:p>
          </table:table-cell>
          <table:table-cell table:formula="of:=CONCATENATE(&quot;INSERT INTO DB_ESPERANCA_VIVA.SITUACAO VALUES (&quot;;[.A57];&quot;,&quot; ;&quot;'&quot;; ;[.B57]; ;&quot;'&quot;; &quot;);&quot;)" office:value-type="string" office:string-value="INSERT INTO DB_ESPERANCA_VIVA.SITUACAO VALUES (56,'Tremores');" calcext:value-type="string">
            <text:p>INSERT INTO DB_ESPERANCA_VIVA.SITUACAO VALUES (56,'Tremores');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Secreções dos olhos</text:p>
          </table:table-cell>
          <table:table-cell table:formula="of:=CONCATENATE(&quot;INSERT INTO DB_ESPERANCA_VIVA.SITUACAO VALUES (&quot;;[.A58];&quot;,&quot; ;&quot;'&quot;; ;[.B58]; ;&quot;'&quot;; &quot;);&quot;)" office:value-type="string" office:string-value="INSERT INTO DB_ESPERANCA_VIVA.SITUACAO VALUES (57,'Secreções dos olhos');" calcext:value-type="string">
            <text:p>INSERT INTO DB_ESPERANCA_VIVA.SITUACAO VALUES (57,'Secreções dos olhos');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Anorexia</text:p>
          </table:table-cell>
          <table:table-cell table:formula="of:=CONCATENATE(&quot;INSERT INTO DB_ESPERANCA_VIVA.SITUACAO VALUES (&quot;;[.A59];&quot;,&quot; ;&quot;'&quot;; ;[.B59]; ;&quot;'&quot;; &quot;);&quot;)" office:value-type="string" office:string-value="INSERT INTO DB_ESPERANCA_VIVA.SITUACAO VALUES (58,'Anorexia');" calcext:value-type="string">
            <text:p>INSERT INTO DB_ESPERANCA_VIVA.SITUACAO VALUES (58,'Anorexia');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Hálito ruim</text:p>
          </table:table-cell>
          <table:table-cell table:formula="of:=CONCATENATE(&quot;INSERT INTO DB_ESPERANCA_VIVA.SITUACAO VALUES (&quot;;[.A60];&quot;,&quot; ;&quot;'&quot;; ;[.B60]; ;&quot;'&quot;; &quot;);&quot;)" office:value-type="string" office:string-value="INSERT INTO DB_ESPERANCA_VIVA.SITUACAO VALUES (59,'Hálito ruim');" calcext:value-type="string">
            <text:p>INSERT INTO DB_ESPERANCA_VIVA.SITUACAO VALUES (59,'Hálito ruim');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Depressão</text:p>
          </table:table-cell>
          <table:table-cell table:formula="of:=CONCATENATE(&quot;INSERT INTO DB_ESPERANCA_VIVA.SITUACAO VALUES (&quot;;[.A61];&quot;,&quot; ;&quot;'&quot;; ;[.B61]; ;&quot;'&quot;; &quot;);&quot;)" office:value-type="string" office:string-value="INSERT INTO DB_ESPERANCA_VIVA.SITUACAO VALUES (60,'Depressão');" calcext:value-type="string">
            <text:p>INSERT INTO DB_ESPERANCA_VIVA.SITUACAO VALUES (60,'Depressão');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Problemas respiratórios</text:p>
          </table:table-cell>
          <table:table-cell table:formula="of:=CONCATENATE(&quot;INSERT INTO DB_ESPERANCA_VIVA.SITUACAO VALUES (&quot;;[.A62];&quot;,&quot; ;&quot;'&quot;; ;[.B62]; ;&quot;'&quot;; &quot;);&quot;)" office:value-type="string" office:string-value="INSERT INTO DB_ESPERANCA_VIVA.SITUACAO VALUES (61,'Problemas respiratórios');" calcext:value-type="string">
            <text:p>INSERT INTO DB_ESPERANCA_VIVA.SITUACAO VALUES (61,'Problemas respiratórios');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Fraqueza</text:p>
          </table:table-cell>
          <table:table-cell table:formula="of:=CONCATENATE(&quot;INSERT INTO DB_ESPERANCA_VIVA.SITUACAO VALUES (&quot;;[.A63];&quot;,&quot; ;&quot;'&quot;; ;[.B63]; ;&quot;'&quot;; &quot;);&quot;)" office:value-type="string" office:string-value="INSERT INTO DB_ESPERANCA_VIVA.SITUACAO VALUES (62,'Fraqueza');" calcext:value-type="string">
            <text:p>INSERT INTO DB_ESPERANCA_VIVA.SITUACAO VALUES (62,'Fraqueza');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Hematomas</text:p>
          </table:table-cell>
          <table:table-cell table:formula="of:=CONCATENATE(&quot;INSERT INTO DB_ESPERANCA_VIVA.SITUACAO VALUES (&quot;;[.A64];&quot;,&quot; ;&quot;'&quot;; ;[.B64]; ;&quot;'&quot;; &quot;);&quot;)" office:value-type="string" office:string-value="INSERT INTO DB_ESPERANCA_VIVA.SITUACAO VALUES (63,'Hematomas');" calcext:value-type="string">
            <text:p>INSERT INTO DB_ESPERANCA_VIVA.SITUACAO VALUES (63,'Hematomas');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ele irritada</text:p>
          </table:table-cell>
          <table:table-cell table:formula="of:=CONCATENATE(&quot;INSERT INTO DB_ESPERANCA_VIVA.SITUACAO VALUES (&quot;;[.A65];&quot;,&quot; ;&quot;'&quot;; ;[.B65]; ;&quot;'&quot;; &quot;);&quot;)" office:value-type="string" office:string-value="INSERT INTO DB_ESPERANCA_VIVA.SITUACAO VALUES (64,'Pele irritada');" calcext:value-type="string">
            <text:p>INSERT INTO DB_ESPERANCA_VIVA.SITUACAO VALUES (64,'Pele irritada');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Tremores musculares</text:p>
          </table:table-cell>
          <table:table-cell table:formula="of:=CONCATENATE(&quot;INSERT INTO DB_ESPERANCA_VIVA.SITUACAO VALUES (&quot;;[.A66];&quot;,&quot; ;&quot;'&quot;; ;[.B66]; ;&quot;'&quot;; &quot;);&quot;)" office:value-type="string" office:string-value="INSERT INTO DB_ESPERANCA_VIVA.SITUACAO VALUES (65,'Tremores musculares');" calcext:value-type="string">
            <text:p>INSERT INTO DB_ESPERANCA_VIVA.SITUACAO VALUES (65,'Tremores musculares');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Dificuldade para andar</text:p>
          </table:table-cell>
          <table:table-cell table:formula="of:=CONCATENATE(&quot;INSERT INTO DB_ESPERANCA_VIVA.SITUACAO VALUES (&quot;;[.A67];&quot;,&quot; ;&quot;'&quot;; ;[.B67]; ;&quot;'&quot;; &quot;);&quot;)" office:value-type="string" office:string-value="INSERT INTO DB_ESPERANCA_VIVA.SITUACAO VALUES (66,'Dificuldade para andar');" calcext:value-type="string">
            <text:p>INSERT INTO DB_ESPERANCA_VIVA.SITUACAO VALUES (66,'Dificuldade para andar');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Febre alta </text:p>
          </table:table-cell>
          <table:table-cell table:formula="of:=CONCATENATE(&quot;INSERT INTO DB_ESPERANCA_VIVA.SITUACAO VALUES (&quot;;[.A68];&quot;,&quot; ;&quot;'&quot;; ;[.B68]; ;&quot;'&quot;; &quot;);&quot;)" office:value-type="string" office:string-value="INSERT INTO DB_ESPERANCA_VIVA.SITUACAO VALUES (67,'Febre alta ');" calcext:value-type="string">
            <text:p>INSERT INTO DB_ESPERANCA_VIVA.SITUACAO VALUES (67,'Febre alta 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3:29:04.374000000</meta:creation-date>
    <dc:date>2024-10-04T23:55:07.122000000</dc:date>
    <meta:editing-duration>PT4M11S</meta:editing-duration>
    <meta:editing-cycles>5</meta:editing-cycles>
    <meta:generator>LibreOffice/24.8.1.2$Windows_X86_64 LibreOffice_project/87fa9aec1a63e70835390b81c40bb8993f1d4ff6</meta:generator>
    <meta:document-statistic meta:table-count="1" meta:cell-count="203" meta:object-count="0"/>
  </office:meta>
</office:document-meta>
</file>